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Mono" svg:font-family="'Liberation Mon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SysModule" style:family="table">
      <style:table-properties style:width="17cm" table:align="margins"/>
    </style:style>
    <style:style style:name="SysModule.A" style:family="table-column">
      <style:table-column-properties style:column-width="8.5cm" style:rel-column-width="32767*"/>
    </style:style>
    <style:style style:name="SysModule.B" style:family="table-column">
      <style:table-column-properties style:column-width="8.5cm" style:rel-column-width="32768*"/>
    </style:style>
    <style:style style:name="SysModule.A1" style:family="table-cell">
      <style:table-cell-properties fo:padding="0.097cm" fo:border-left="0.05pt solid #000000" fo:border-right="none" fo:border-top="0.05pt solid #000000" fo:border-bottom="0.05pt solid #000000"/>
    </style:style>
    <style:style style:name="SysModule.B1" style:family="table-cell">
      <style:table-cell-properties fo:padding="0.097cm" fo:border="0.05pt solid #000000"/>
    </style:style>
    <style:style style:name="SysModule.A2" style:family="table-cell">
      <style:table-cell-properties fo:padding="0.097cm" fo:border-left="0.05pt solid #000000" fo:border-right="none" fo:border-top="none" fo:border-bottom="0.05pt solid #000000"/>
    </style:style>
    <style:style style:name="SysModule.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8.5cm" style:rel-column-width="32767*"/>
    </style:style>
    <style:style style:name="表格1.B" style:family="table-column">
      <style:table-column-properties style:column-width="8.5cm" style:rel-column-width="32768*"/>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8.5cm" style:rel-column-width="32767*"/>
    </style:style>
    <style:style style:name="表格2.B" style:family="table-column">
      <style:table-column-properties style:column-width="8.5cm" style:rel-column-width="32768*"/>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8.5cm" style:rel-column-width="32767*"/>
    </style:style>
    <style:style style:name="表格3.B" style:family="table-column">
      <style:table-column-properties style:column-width="8.5cm" style:rel-column-width="32768*"/>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style>
    <style:style style:name="表格4.A" style:family="table-column">
      <style:table-column-properties style:column-width="8.5cm" style:rel-column-width="32767*"/>
    </style:style>
    <style:style style:name="表格4.B" style:family="table-column">
      <style:table-column-properties style:column-width="8.5cm" style:rel-column-width="32768*"/>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Liberation Mono" fo:font-size="22pt" officeooo:rsid="00182bf5" officeooo:paragraph-rsid="00182bf5" style:font-name-asian="Liberation Mono" style:font-size-asian="22pt" style:font-size-complex="22pt"/>
    </style:style>
    <style:style style:name="P2" style:family="paragraph" style:parent-style-name="Standard">
      <style:text-properties style:font-name="Liberation Mono" fo:font-size="22pt" officeooo:rsid="002309c4" officeooo:paragraph-rsid="002309c4" style:font-name-asian="Liberation Mono" style:font-size-asian="22pt" style:font-size-complex="22pt"/>
    </style:style>
    <style:style style:name="P3" style:family="paragraph" style:parent-style-name="Standard">
      <style:text-properties style:font-name="Liberation Mono" fo:font-size="22pt" officeooo:rsid="0024e926" officeooo:paragraph-rsid="0024e926" style:font-name-asian="Liberation Mono" style:font-size-asian="22pt" style:font-size-complex="22pt"/>
    </style:style>
    <style:style style:name="P4" style:family="paragraph" style:parent-style-name="Standard">
      <style:text-properties style:font-name="Liberation Mono" fo:font-size="12pt" officeooo:rsid="00182bf5" officeooo:paragraph-rsid="00182bf5" style:font-name-asian="Liberation Mono" style:font-size-asian="12pt" style:font-size-complex="12pt"/>
    </style:style>
    <style:style style:name="P5" style:family="paragraph" style:parent-style-name="Standard">
      <style:text-properties style:font-name="Liberation Mono" fo:font-size="12pt" officeooo:rsid="0018db97" officeooo:paragraph-rsid="0018db97" style:font-name-asian="Liberation Mono" style:font-size-asian="12pt" style:font-size-complex="12pt"/>
    </style:style>
    <style:style style:name="P6" style:family="paragraph" style:parent-style-name="Standard">
      <style:text-properties style:font-name="Liberation Mono" fo:font-size="12pt" officeooo:rsid="001e578a" officeooo:paragraph-rsid="001e578a" style:font-name-asian="Liberation Mono" style:font-size-asian="12pt" style:font-size-complex="12pt"/>
    </style:style>
    <style:style style:name="P7" style:family="paragraph" style:parent-style-name="Standard">
      <style:text-properties style:font-name="Liberation Mono" fo:font-size="12pt" officeooo:rsid="002309c4" officeooo:paragraph-rsid="002309c4" style:font-name-asian="Liberation Mono" style:font-size-asian="12pt" style:font-size-complex="12pt"/>
    </style:style>
    <style:style style:name="P8" style:family="paragraph" style:parent-style-name="Standard">
      <style:text-properties style:font-name="Liberation Mono" fo:font-size="12pt" officeooo:rsid="0024e926" officeooo:paragraph-rsid="0024e926" style:font-name-asian="Liberation Mono" style:font-size-asian="12pt" style:font-size-complex="12pt"/>
    </style:style>
    <style:style style:name="P9" style:family="paragraph" style:parent-style-name="Standard">
      <style:text-properties style:font-name="Liberation Mono" fo:font-size="12pt" officeooo:rsid="002540c4" officeooo:paragraph-rsid="002540c4" style:font-name-asian="Liberation Mono" style:font-size-asian="12pt" style:font-size-complex="12pt"/>
    </style:style>
    <style:style style:name="P10" style:family="paragraph" style:parent-style-name="Standard">
      <style:text-properties style:font-name="Liberation Mono" fo:font-size="12pt" officeooo:rsid="002612d6" officeooo:paragraph-rsid="002612d6" style:font-name-asian="Liberation Mono" style:font-size-asian="12pt" style:font-size-complex="12pt"/>
    </style:style>
    <style:style style:name="P11" style:family="paragraph" style:parent-style-name="Standard">
      <style:text-properties style:font-name="Liberation Mono" fo:font-size="12pt" officeooo:rsid="00263c93" officeooo:paragraph-rsid="00263c93" style:font-name-asian="Liberation Mono" style:font-size-asian="12pt" style:font-size-complex="12pt"/>
    </style:style>
    <style:style style:name="P12" style:family="paragraph" style:parent-style-name="Standard">
      <style:text-properties style:font-name="Liberation Mono" fo:font-size="12pt" officeooo:rsid="00291656" officeooo:paragraph-rsid="00291656" style:font-name-asian="Liberation Mono" style:font-size-asian="12pt" style:font-size-complex="12pt"/>
    </style:style>
    <style:style style:name="P13" style:family="paragraph" style:parent-style-name="Standard">
      <style:text-properties style:font-name="Liberation Mono" fo:font-size="12pt" officeooo:rsid="002a7105" officeooo:paragraph-rsid="002a7105" style:font-name-asian="Liberation Mono" style:font-size-asian="12pt" style:font-size-complex="12pt"/>
    </style:style>
    <style:style style:name="P14" style:family="paragraph" style:parent-style-name="Standard">
      <style:text-properties style:font-name="Liberation Mono" fo:font-size="12pt" officeooo:rsid="002bcb90" officeooo:paragraph-rsid="002bcb90" style:font-name-asian="Liberation Mono" style:font-size-asian="12pt" style:font-size-complex="12pt"/>
    </style:style>
    <style:style style:name="P15" style:family="paragraph" style:parent-style-name="Standard">
      <style:text-properties style:font-name="Liberation Mono" fo:font-size="12pt" officeooo:rsid="00302b15" officeooo:paragraph-rsid="00302b15" style:font-name-asian="Liberation Mono" style:font-size-asian="12pt" style:font-size-complex="12pt"/>
    </style:style>
    <style:style style:name="P16" style:family="paragraph" style:parent-style-name="Standard">
      <style:text-properties style:font-name="Liberation Mono" fo:font-size="12pt" officeooo:rsid="0031b6db" officeooo:paragraph-rsid="0031b6db" style:font-name-asian="Liberation Mono" style:font-size-asian="12pt" style:font-size-complex="12pt"/>
    </style:style>
    <style:style style:name="P17" style:family="paragraph" style:parent-style-name="Standard">
      <style:text-properties style:font-name="Liberation Mono" fo:font-size="12pt" officeooo:rsid="0033ec64" officeooo:paragraph-rsid="0033ec64" style:font-name-asian="Liberation Mono" style:font-size-asian="12pt" style:font-size-complex="12pt"/>
    </style:style>
    <style:style style:name="P18" style:family="paragraph" style:parent-style-name="Standard">
      <style:text-properties style:font-name="Liberation Mono" fo:font-size="12pt" officeooo:rsid="00343faa" officeooo:paragraph-rsid="00343faa" style:font-name-asian="Liberation Mono" style:font-size-asian="12pt" style:font-size-complex="12pt"/>
    </style:style>
    <style:style style:name="P19" style:family="paragraph" style:parent-style-name="Standard">
      <style:text-properties style:font-name="Liberation Mono" fo:font-size="12pt" officeooo:rsid="0036267f" officeooo:paragraph-rsid="0036267f" style:font-name-asian="Liberation Mono" style:font-size-asian="12pt" style:font-size-complex="12pt"/>
    </style:style>
    <style:style style:name="P20" style:family="paragraph" style:parent-style-name="Standard">
      <style:text-properties style:font-name="Liberation Mono" fo:font-size="12pt" officeooo:rsid="0038f623" officeooo:paragraph-rsid="0038f623" style:font-name-asian="Liberation Mono" style:font-size-asian="12pt" style:font-size-complex="12pt"/>
    </style:style>
    <style:style style:name="P21" style:family="paragraph" style:parent-style-name="Standard">
      <style:text-properties style:font-name="Liberation Mono" fo:font-size="13.6999998092651pt" officeooo:rsid="0024e926" officeooo:paragraph-rsid="0024e926" style:font-name-asian="Liberation Mono" style:font-size-asian="12pt" style:font-size-complex="13.6999998092651pt"/>
    </style:style>
    <style:style style:name="P22" style:family="paragraph" style:parent-style-name="Table_20_Contents">
      <style:text-properties style:font-name="Liberation Mono" fo:font-size="12pt" style:font-name-asian="Liberation Mono" style:font-size-asian="12pt" style:font-size-complex="12pt"/>
    </style:style>
    <style:style style:name="P23" style:family="paragraph" style:parent-style-name="Table_20_Contents">
      <style:text-properties style:font-name="Liberation Mono" fo:font-size="12pt" officeooo:rsid="002612d6" officeooo:paragraph-rsid="002612d6" style:font-name-asian="Liberation Mono" style:font-size-asian="12pt" style:font-size-complex="12pt"/>
    </style:style>
    <style:style style:name="P24" style:family="paragraph" style:parent-style-name="Table_20_Contents">
      <style:text-properties style:font-name="Liberation Mono" fo:font-size="12pt" officeooo:rsid="002bcb90" officeooo:paragraph-rsid="002bcb90" style:font-name-asian="Liberation Mono" style:font-size-asian="12pt" style:font-size-complex="12pt"/>
    </style:style>
    <style:style style:name="P25" style:family="paragraph" style:parent-style-name="Table_20_Contents">
      <style:text-properties style:font-name="Liberation Mono" fo:font-size="12pt" officeooo:rsid="0032e7e7" officeooo:paragraph-rsid="0032e7e7" style:font-name-asian="Liberation Mono" style:font-size-asian="12pt" style:font-size-complex="12pt"/>
    </style:style>
    <style:style style:name="P26" style:family="paragraph" style:parent-style-name="Table_20_Contents">
      <style:text-properties style:font-name="Liberation Mono" fo:font-size="12pt" officeooo:paragraph-rsid="0032e7e7" style:font-name-asian="Liberation Mono" style:font-size-asian="12pt" style:font-size-complex="12pt"/>
    </style:style>
    <style:style style:name="P27" style:family="paragraph" style:parent-style-name="Table_20_Contents">
      <style:text-properties style:font-name="Liberation Mono" fo:font-size="12pt" officeooo:rsid="0033ec64" officeooo:paragraph-rsid="0033ec64" style:font-name-asian="Liberation Mono" style:font-size-asian="12pt" style:font-size-complex="12pt"/>
    </style:style>
    <style:style style:name="P28" style:family="paragraph" style:parent-style-name="Table_20_Contents">
      <style:text-properties style:font-name="Liberation Mono" fo:font-size="12pt" officeooo:rsid="003a9a3e" officeooo:paragraph-rsid="003a9a3e" style:font-name-asian="Liberation Mono" style:font-size-asian="12pt" style:font-size-complex="12pt"/>
    </style:style>
    <style:style style:name="P29" style:family="paragraph" style:parent-style-name="Standard">
      <style:text-properties style:font-name="Liberation Mono" fo:font-size="12pt" officeooo:rsid="0039ecb4" officeooo:paragraph-rsid="0038f623" style:font-name-asian="Liberation Mono" style:font-size-asian="12pt" style:font-size-complex="12pt"/>
    </style:style>
    <style:style style:name="P30" style:family="paragraph" style:parent-style-name="Standard">
      <style:text-properties style:font-name="Liberation Mono" fo:font-size="12pt" officeooo:rsid="003a9a3e" officeooo:paragraph-rsid="003a9a3e" style:font-name-asian="Liberation Mono" style:font-size-asian="12pt" style:font-size-complex="12pt"/>
    </style:style>
    <style:style style:name="P31" style:family="paragraph" style:parent-style-name="Standard">
      <style:text-properties style:font-name="Liberation Mono" fo:font-size="12pt" officeooo:rsid="0038f623" officeooo:paragraph-rsid="0038f623" style:font-name-asian="Liberation Mono" style:font-size-asian="12pt" style:font-size-complex="12pt"/>
    </style:style>
    <style:style style:name="P32" style:family="paragraph" style:parent-style-name="Table_20_Contents">
      <style:text-properties style:font-name="Liberation Mono" fo:font-size="12pt" officeooo:rsid="003fc26b" officeooo:paragraph-rsid="003fc26b" style:font-name-asian="Liberation Mono" style:font-size-asian="12pt" style:font-size-complex="12pt"/>
    </style:style>
    <style:style style:name="T1" style:family="text">
      <style:text-properties officeooo:rsid="00195eb1"/>
    </style:style>
    <style:style style:name="T2" style:family="text">
      <style:text-properties officeooo:rsid="001b00eb"/>
    </style:style>
    <style:style style:name="T3" style:family="text">
      <style:text-properties officeooo:rsid="001cb7c2"/>
    </style:style>
    <style:style style:name="T4" style:family="text">
      <style:text-properties officeooo:rsid="001f4b71"/>
    </style:style>
    <style:style style:name="T5" style:family="text">
      <style:text-properties officeooo:rsid="0021108d"/>
    </style:style>
    <style:style style:name="T6" style:family="text">
      <style:text-properties officeooo:rsid="0024e926"/>
    </style:style>
    <style:style style:name="T7" style:family="text">
      <style:text-properties officeooo:rsid="002540c4"/>
    </style:style>
    <style:style style:name="T8" style:family="text">
      <style:text-properties officeooo:rsid="002612d6"/>
    </style:style>
    <style:style style:name="T9" style:family="text">
      <style:text-properties officeooo:rsid="0027c59f"/>
    </style:style>
    <style:style style:name="T10" style:family="text">
      <style:text-properties officeooo:rsid="002bcb90"/>
    </style:style>
    <style:style style:name="T11" style:family="text">
      <style:text-properties officeooo:rsid="002c6de9"/>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officeooo:rsid="0032e7e7"/>
    </style:style>
    <style:style style:name="T14" style:family="text">
      <style:text-properties officeooo:rsid="00332ba6"/>
    </style:style>
    <style:style style:name="T15" style:family="text">
      <style:text-properties officeooo:rsid="0033ec64"/>
    </style:style>
    <style:style style:name="T16" style:family="text">
      <style:text-properties officeooo:rsid="0036267f"/>
    </style:style>
    <style:style style:name="T17" style:family="text">
      <style:text-properties officeooo:rsid="0037a226"/>
    </style:style>
    <style:style style:name="T18" style:family="text">
      <style:text-properties officeooo:rsid="0039ecb4"/>
    </style:style>
    <style:style style:name="T19" style:family="text">
      <style:text-properties officeooo:rsid="003a9a3e"/>
    </style:style>
    <style:style style:name="T20" style:family="text">
      <style:text-properties officeooo:rsid="003c0ac0"/>
    </style:style>
    <style:style style:name="T21" style:family="text">
      <style:text-properties officeooo:rsid="003dec2d"/>
    </style:style>
    <style:style style:name="T22" style:family="text">
      <style:text-properties officeooo:rsid="003fc26b"/>
    </style:style>
    <style:style style:name="T23" style:family="text">
      <style:text-properties officeooo:rsid="00400036"/>
    </style:style>
    <style:style style:name="T24" style:family="text">
      <style:text-properties officeooo:rsid="00427916"/>
    </style:style>
    <style:style style:name="T25" style:family="text">
      <style:text-properties officeooo:rsid="0046dc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一.模块：</text:p>
      <text:p text:style-name="P4">1.模块就是我们的概念上的py程序（脚本），我们调用脚本需要的就是import</text:p>
      <text:p text:style-name="P4"/>
      <text:p text:style-name="P4">2.任何的python程序都可以import，但是我们想要真正的导入功能还需要一些注意</text:p>
      <text:p text:style-name="P4">首先，python程序的位置是非常重要的</text:p>
      <text:p text:style-name="P4"><text:tab/>动态导入：import sys，在sys标准库中，path保存了我们的python解释器查找模块的搜索目录，sys.path本质上其实是一个列表，所以我们采用append和remove可以实现动态的添加搜索路径（这里采用相对路径或者绝对路径），但是我们<text:tab/>需要注意，该方法是动态添加，所以说我们如果中断我们的python重新启动，该搜索<text:tab/>路径的修改是不会保留的 – 这就引入了我们之后要说的几个一劳永逸的方法</text:p>
      <text:p text:style-name="P5"/>
      <text:p text:style-name="P5">3.模块的意义：我们的模块不仅可以被导入，更重要的是我们导入的模块可以保留自己的作用域，这意味着py模块中的类，函数，变量都是我们的模块的属性（相对于类来说），导入的时候的语句的使用：import module – 我们导入了模块，但是我们的属性访问需要通过module的名称来进行访问，import module as ...类似，只不过是换了个名字而已，from module import ...（*）从模块中导入...这里的导入的对象可以不用模块名来进行访问<text:span text:style-name="T1">，但是我们需要注意，一旦是*全局导入，我们导入的都是不以下划线开头的所有的公有接口，非公有借口还是需要用模块名来进行访问（__all__可以查看模块的公有接口）</text:span></text:p>
      <text:p text:style-name="P5"><text:tab/>因为有的时候我们的模块有时候是作为主程序运行的<text:span text:style-name="T2">，所以在这种情况下，我们为了和导入进行兼容，有必要进行代码测试，</text:span>在模块中的进行代码测试我们的实现途径有两种</text:p>
      <text:p text:style-name="P5">if __<text:span text:style-name="T3">name__ == '__main__':之后的代码段代表我们的模块当做主程序运行的时候才会调用的（因为主程序的模块的__name__属性是'__main__'）</text:span></text:p>
      <text:p text:style-name="P5"><text:s text:c="3"/>测试代码函数话<text:span text:style-name="T3">，我们将测试代码封装成函数，通过模块名调用测试代码也可以实现相应的功能</text:span></text:p>
      <text:p text:style-name="P5"/>
      <text:p text:style-name="P6">4.导入自己的模块：</text:p>
      <text:p text:style-name="P6">之前的1，我们说了我们可以通过动态的方法导入我们的python的搜索路径，但是这样的修改是无法保存的，下次我们还是需要继续相同的操作</text:p>
      <text:p text:style-name="P6">一劳永逸的方法：</text:p>
      <text:p text:style-name="P6"><text:tab/>1.import sys；sys.path(这里介绍pprint模块，pprint可以标准的打印我们的大量的内容，产看更方便)，查看已经存在的搜索路径，我们将我们需要导入的模块移动到该路径下就会自动的调用相应的模块，虽然已知的录几个都可以但是还是建议存储在/usr/lib/python3/dist(site)-packages下比较合适</text:p>
      <text:p text:style-name="P6"><text:s text:c="3"/>2.UNIX环境下，我们在那个目录下打开python交互式解释器，我们就可以打开该目录下的模块</text:p>
      <text:p text:style-name="P6"><text:s text:c="3"/>3.彻底修改PYTHONPATH：</text:p>
      <text:p text:style-name="P6"><text:s text:c="3"/>因为不同的系统环境配置是不一样的，这里我只说明Linux Ubuntu14.04版本的配置命令<text:span text:style-name="T4">，export PYTHONPATH=$PYTHONPATH:...（绝对路径和相对路径都可以），但是我们需要注意，这一步是一劳泳衣的方法，在我们退出解释器之后还是会还原</text:span></text:p>
      <text:p text:style-name="P6"><text:s text:c="3"/><text:span text:style-name="T5">4.pth文件</text:span></text:p>
      <text:p text:style-name="P6"><text:s text:c="3"/>设置pth可以说是最一劳永逸的方法和最安全最合适的方法<text:span text:style-name="T5">，首先我们如果利用PYTHONPATH并不会永远修改，但是我们如果在搜索路径下加入.pth文件，文件中写下我们需要导入大量的自己的包（或别人的第三方包）的绝对路径的话，我们就可以直接导入这些模块和包，并且我们无需移动任何py文件，不过在有些默认搜索路径下加入pth文件需要管理员权限，还是建议将pth问价加入/usr/lib/python3/dist-packages下</text:span></text:p>
      <text:p text:style-name="P6"/>
      <text:p text:style-name="P7">5.包</text:p>
      <text:p text:style-name="P7">对于模块是py的概念而言，我们还需要注意一下一个更高的模块组织方式叫做包，包可以说是另一组模块，但是包可以包含包，包可以包含模块（包可以说是一种目录文件），但是一个包我们的需要额必须组件就是一个特殊的模块 - __init__.py模块，这个模块声明这个包是可以导入的，同事这个也声明，包内的模块也可以互相导入，并且我们如果将包作<text:soft-page-break/>为普通的模块导入的话，__init__模块里面的就是包的内容(实际上，大量的人员建议__inti__模块应该尽可能简洁)</text:p>
      <text:p text:style-name="P7"/>
      <text:p text:style-name="P8"/>
      <text:p text:style-name="P2">二.<text:span text:style-name="T6">Grok module</text:span></text:p>
      <text:p text:style-name="P21">grok的意思是理解模块，python的强大之处还在于python拥有大量的强壮的第三方库和标准库，我们账务理解模块的手段是必须的</text:p>
      <text:p text:style-name="P21">1.模块里面有什么：</text:p>
      <text:p text:style-name="P21"><text:s text:c="4"/>dir(module) – 列表的形式返回模块的内容</text:p>
      <text:p text:style-name="P21"><text:s text:c="4"/>module.__all__变量 – 列表返回模块的公有接口（from import*可以导入的名称，否则非公有需要用module.来访问） - 我们自己写的模块也需要__all__说明</text:p>
      <text:p text:style-name="P21"><text:s text:c="4"/>help(module) – 获取module的更详细的描述</text:p>
      <text:p text:style-name="P21"><text:s text:c="4"/>__doc__ ：function/class/module.__doc__获取描述</text:p>
      <text:p text:style-name="P21"><text:s text:c="4"/><text:a xlink:type="simple" xlink:href="http://www.python.org/doc/lib">http://www.python.org/doc/lib</text:a></text:p>
      <text:p text:style-name="P21"><text:s text:c="4"/>查找源代码<text:span text:style-name="T7">：python作为开源的编程语言，我们可以查看源代码</text:span></text:p>
      <text:p text:style-name="P21"><text:s text:c="8"/><text:span text:style-name="T7">1.sys.path找到文件自己去查</text:span></text:p>
      <text:p text:style-name="P21"><text:s text:c="8"/><text:span text:style-name="T7">2.module.__file__属性描述源代码的位置</text:span></text:p>
      <text:p text:style-name="P21"/>
      <text:p text:style-name="P3">三.一些<text:span text:style-name="T7">标准库</text:span></text:p>
      <text:p text:style-name="P9"/>
      <text:p text:style-name="P9">1.sys:</text:p>
      <text:p text:style-name="P10">sys模块提供访问python解释器相关的各种接口和变量</text:p>
      <table:table table:name="SysModule" table:style-name="SysModule">
        <table:table-column table:style-name="SysModule.A"/>
        <table:table-column table:style-name="SysModule.B"/>
        <table:table-row>
          <table:table-cell table:style-name="SysModule.A1" office:value-type="string">
            <text:p text:style-name="P22">argv参数</text:p>
          </table:table-cell>
          <table:table-cell table:style-name="SysModule.B1" office:value-type="string">
            <text:p text:style-name="P22">argv作为一种列表提供python文件运行的时的输入的命令行参数<text:span text:style-name="T8">，我们可以根据命令行参数实现更抽象的编程，argv[0] – 是当前处理的py文件的名称，之后是命令行参数</text:span></text:p>
          </table:table-cell>
        </table:table-row>
        <table:table-row>
          <table:table-cell table:style-name="SysModule.A2" office:value-type="string">
            <text:p text:style-name="P22">exit<text:span text:style-name="T8">()</text:span></text:p>
          </table:table-cell>
          <table:table-cell table:style-name="SysModule.B2" office:value-type="string">
            <text:p text:style-name="P23">Exit(“...”/表达式)，exit在我们执行完程序之后自动执行调用输出语句或者执行表达式，然后中断程序运行</text:p>
          </table:table-cell>
        </table:table-row>
        <table:table-row>
          <table:table-cell table:style-name="SysModule.A2" office:value-type="string">
            <text:p text:style-name="P22">path</text:p>
          </table:table-cell>
          <table:table-cell table:style-name="SysModule.B2" office:value-type="string">
            <text:p text:style-name="P22">之前提到过</text:p>
          </table:table-cell>
        </table:table-row>
        <table:table-row>
          <table:table-cell table:style-name="SysModule.A2" office:value-type="string">
            <text:p text:style-name="P22">stdin</text:p>
          </table:table-cell>
          <table:table-cell table:style-name="SysModule.B2" office:value-type="string">
            <text:p text:style-name="P22">标准输出流<text:span text:style-name="T8">，我们的print函数会调用stdin并追加一个‘\n'</text:span></text:p>
          </table:table-cell>
        </table:table-row>
        <table:table-row>
          <table:table-cell table:style-name="SysModule.A2" office:value-type="string">
            <text:p text:style-name="P22">stdout</text:p>
          </table:table-cell>
          <table:table-cell table:style-name="SysModule.B2" office:value-type="string">
            <text:p text:style-name="P23">标准输出流</text:p>
          </table:table-cell>
        </table:table-row>
      </table:table>
      <text:p text:style-name="P10"/>
      <text:p text:style-name="P11">2.os：</text:p>
      <text:p text:style-name="P11">os模块提供给我们访问操作系统的服务的功能</text:p>
      <text:p text:style-name="P11"><text:tab/>system(“操作系统命令”) - os.system(“cat ...”)</text:p>
      <text:p text:style-name="P11"><text:s text:c="3"/>eg:在python中代开网页的方法</text:p>
      <text:p text:style-name="P11"><text:s text:c="8"/>1.os.system(“/usr/<text:span text:style-name="T9">bin</text:span>/firefox”)</text:p>
      <text:p text:style-name="P11"><text:s text:c="8"/>2.import webbrowser;webbrowser.open(“URL”)</text:p>
      <text:p text:style-name="P11"/>
      <text:p text:style-name="P12">3.fileinput:</text:p>
      <text:p text:style-name="P12">fileinput模块支持我们对文件进行批处理，我们可以将一批文件通过sys的命令行参数传递给fileinput，实际上cat ...txt | $python ...py也可以实现传递命令行参数的效果</text:p>
      <text:p text:style-name="P12"><text:s text:c="4"/>fileinput模块中最重要的就是我们的input函数，我们的input函数可以返回可<text:soft-page-break/>以供我们的for循环便利的文件批处理对象</text:p>
      <text:p text:style-name="P12"><text:s text:c="4"/>filename() - 字符串返回我们的当前的处理的文件的名称</text:p>
      <text:p text:style-name="P12"><text:s text:c="4"/>lineno() - 返回当前总累计处理的行数</text:p>
      <text:p text:style-name="P12"><text:s text:c="4"/>filelineno() - 返回当前文件的累计处理的行数</text:p>
      <text:p text:style-name="P12"><text:s text:c="4"/>isfirstline() - True/False,判断当前的处理的行是不是该文件的第一行</text:p>
      <text:p text:style-name="P12"><text:s text:c="4"/>close() - 关闭文件</text:p>
      <text:p text:style-name="P12"><text:s text:c="4"/>input() - inplace属性，我们如果在input中将inplace设置成True的话，我们通过inplace设置的意思就是默认将标准输出(print本质是调用标准输出)的结果写入当前的文件（就是覆盖），默认是False</text:p>
      <text:p text:style-name="P12"/>
      <text:p text:style-name="P13">4.set</text:p>
      <text:p text:style-name="P13">set是和list，tuple，dict，str一样的容器性对象，但是set的特点是，set本身是可变的，但是set的元素必须不可变，并且集合是没有顺序的</text:p>
      <text:p text:style-name="P13">py3中set已经内置，我们set()可以讲可迭代对象或者序列进行集合化，集合用{}表示</text:p>
      <text:p text:style-name="P13">集合的常用方法：</text:p>
      <text:p text:style-name="P13"><text:s text:c="4"/>1.|，a.union(b) – 求集合并</text:p>
      <text:p text:style-name="P13"><text:s text:c="4"/>2.&amp;，a.intersection(b) – 求集合交</text:p>
      <text:p text:style-name="P13"><text:s text:c="4"/>3.&lt;=,a.issubset(b) – 检验a是不是b的子集</text:p>
      <text:p text:style-name="P13"><text:s text:c="4"/>4.&gt;=,a.issuperset(b) – 检验b是不是a的子集</text:p>
      <text:p text:style-name="P13"><text:s text:c="4"/>5.-，adifference(b) – a过滤b，不够减返回空集合</text:p>
      <text:p text:style-name="P13"><text:s text:c="4"/>6.^ - 对称差</text:p>
      <text:p text:style-name="P13"><text:s text:c="4"/>7.copy() - 返回集合的拷贝</text:p>
      <text:p text:style-name="P13"><text:s text:c="4"/>8.add，remove – 删除和添加</text:p>
      <text:p text:style-name="P13">我们通常想要集合成为字典的键或者想要集合嵌套，这时候我们需要另一张集合frozenset()和set()类似，只不frozenset()的集合是不可变的的集合，不支持访问和修改<text:span text:style-name="T10">，可以作为键和集合元素</text:span></text:p>
      <text:p text:style-name="P13"/>
      <text:p text:style-name="P14">5.heapq</text:p>
      <text:p text:style-name="P14">heap是堆，是一种高级数据结构，在数据结构课上我们已经学习了大量的堆的概念</text:p>
      <table:table table:name="表格1" table:style-name="表格1">
        <table:table-column table:style-name="表格1.A"/>
        <table:table-column table:style-name="表格1.B"/>
        <table:table-row>
          <table:table-cell table:style-name="表格1.A1" office:value-type="string">
            <text:p text:style-name="P22">heappush<text:span text:style-name="T10">(heap,x)</text:span></text:p>
          </table:table-cell>
          <table:table-cell table:style-name="表格1.B1" office:value-type="string">
            <text:p text:style-name="P22">返回值是None<text:span text:style-name="T10">，将x入堆</text:span></text:p>
          </table:table-cell>
        </table:table-row>
        <table:table-row>
          <table:table-cell table:style-name="表格1.A2" office:value-type="string">
            <text:p text:style-name="P22">heappop<text:span text:style-name="T10">(heap)</text:span></text:p>
          </table:table-cell>
          <table:table-cell table:style-name="表格1.B2" office:value-type="string">
            <text:p text:style-name="P24">返回值是min</text:p>
          </table:table-cell>
        </table:table-row>
        <table:table-row>
          <table:table-cell table:style-name="表格1.A2" office:value-type="string">
            <text:p text:style-name="P22">heapify</text:p>
          </table:table-cell>
          <table:table-cell table:style-name="表格1.B2" office:value-type="string">
            <text:p text:style-name="P22"><text:span text:style-name="T12">列表</text:span>堆化</text:p>
          </table:table-cell>
        </table:table-row>
        <table:table-row>
          <table:table-cell table:style-name="表格1.A2" office:value-type="string">
            <text:p text:style-name="P22">heapreplace<text:span text:style-name="T10">(heap,x)</text:span></text:p>
          </table:table-cell>
          <table:table-cell table:style-name="表格1.B2" office:value-type="string">
            <text:p text:style-name="P24">x替换min</text:p>
          </table:table-cell>
        </table:table-row>
        <table:table-row>
          <table:table-cell table:style-name="表格1.A2" office:value-type="string">
            <text:p text:style-name="P22">nlargest<text:span text:style-name="T10">(n,iter)</text:span></text:p>
          </table:table-cell>
          <table:table-cell table:style-name="表格1.B2" office:value-type="string">
            <text:p text:style-name="P24">list返回前n大元素</text:p>
          </table:table-cell>
        </table:table-row>
        <table:table-row>
          <table:table-cell table:style-name="表格1.A2" office:value-type="string">
            <text:p text:style-name="P24">nsmallest(n,iter)</text:p>
          </table:table-cell>
          <table:table-cell table:style-name="表格1.B2" office:value-type="string">
            <text:p text:style-name="P22">list返回钱n小元素</text:p>
          </table:table-cell>
        </table:table-row>
      </table:table>
      <text:p text:style-name="P14">注意这里有一个很重要的注意点<text:span text:style-name="T11">，首先，一般的没有heapify化的列表我们调用push和pop是不会保持堆的性质的，会出现一些不正确的和意料之外的结果，除非我们从空列表开始操作，否则对于列表我们最好先用heapify进行堆化</text:span></text:p>
      <text:p text:style-name="P14"/>
      <text:p text:style-name="P15">6.deque</text:p>
      <text:p text:style-name="P15">双端队列，我们的双端队列保存在collections模块中，deque()了已将序列转化成双端队列，双端队列可以两边入和出，加强版的队列和栈</text:p>
      <text:p text:style-name="P15">注意点：extend函数的extendleft增加序列的时候是反过来增加的，从右向左增长</text:p>
      <text:p text:style-name="P15">append，appendleft，extend，extendleft，rotate(i),i正向右平移否则向左平移</text:p>
      <text:p text:style-name="P15"/>
      <text:p text:style-name="P16">7.time包</text:p>
      <text:p text:style-name="P16">time包包含的主要内容有这么几个，一个是时间元组，一个是当前时间秒数</text:p>
      <text:p text:style-name="P16">对于当前时间秒数指的是从（UNIX）1970至现在的秒数</text:p>
      <text:p text:style-name="P16"/>
      <text:p text:style-name="P16">时间元组<text:span text:style-name="T13">：年，月，日，时，分，秒，周，...,...</text:span></text:p>
      <table:table table:name="表格2" table:style-name="表格2">
        <table:table-column table:style-name="表格2.A"/>
        <table:table-column table:style-name="表格2.B"/>
        <text:soft-page-break/>
        <table:table-row>
          <table:table-cell table:style-name="表格2.A1" office:value-type="string">
            <text:p text:style-name="P22">Time.asctime<text:span text:style-name="T13">()</text:span></text:p>
          </table:table-cell>
          <table:table-cell table:style-name="表格2.B1" office:value-type="string">
            <text:p text:style-name="P25">将时间元组转换成相应的字符串描述</text:p>
          </table:table-cell>
        </table:table-row>
        <table:table-row>
          <table:table-cell table:style-name="表格2.A2" office:value-type="string">
            <text:p text:style-name="P25">Time.localtime()</text:p>
          </table:table-cell>
          <table:table-cell table:style-name="表格2.B2" office:value-type="string">
            <text:p text:style-name="P25">获取当前的时间元组<text:span text:style-name="T14">，秒数转化成时间元组</text:span></text:p>
          </table:table-cell>
        </table:table-row>
        <table:table-row>
          <table:table-cell table:style-name="表格2.A2" office:value-type="string">
            <text:p text:style-name="P26"><text:span text:style-name="T13">Time.</text:span>mktime<text:span text:style-name="T13">()</text:span></text:p>
          </table:table-cell>
          <table:table-cell table:style-name="表格2.B2" office:value-type="string">
            <text:p text:style-name="P22">时间元组转化成秒数</text:p>
          </table:table-cell>
        </table:table-row>
        <table:table-row>
          <table:table-cell table:style-name="表格2.A2" office:value-type="string">
            <text:p text:style-name="P22"><text:span text:style-name="T13">Time.</text:span>sleep<text:span text:style-name="T13">(s)</text:span></text:p>
          </table:table-cell>
          <table:table-cell table:style-name="表格2.B2" office:value-type="string">
            <text:p text:style-name="P25">系统睡眠s时长</text:p>
          </table:table-cell>
        </table:table-row>
        <table:table-row>
          <table:table-cell table:style-name="表格2.A2" office:value-type="string">
            <text:p text:style-name="P25">time()</text:p>
          </table:table-cell>
          <table:table-cell table:style-name="表格2.B2" office:value-type="string">
            <text:p text:style-name="P25">返回当前时间秒数</text:p>
          </table:table-cell>
        </table:table-row>
      </table:table>
      <text:p text:style-name="P16"/>
      <text:p text:style-name="P17">8.random包</text:p>
      <table:table table:name="表格3" table:style-name="表格3">
        <table:table-column table:style-name="表格3.A"/>
        <table:table-column table:style-name="表格3.B"/>
        <table:table-row>
          <table:table-cell table:style-name="表格3.A1" office:value-type="string">
            <text:p text:style-name="P22">random<text:span text:style-name="T15">()</text:span></text:p>
          </table:table-cell>
          <table:table-cell table:style-name="表格3.B1" office:value-type="string">
            <text:p text:style-name="P27">返回0-1之间随机实数</text:p>
          </table:table-cell>
        </table:table-row>
        <table:table-row>
          <table:table-cell table:style-name="表格3.A2" office:value-type="string">
            <text:p text:style-name="P22">uniform<text:span text:style-name="T15">(a,b)</text:span></text:p>
          </table:table-cell>
          <table:table-cell table:style-name="表格3.B2" office:value-type="string">
            <text:p text:style-name="P27">a&lt;=n&lt;b的随机实数</text:p>
          </table:table-cell>
        </table:table-row>
        <table:table-row>
          <table:table-cell table:style-name="表格3.A2" office:value-type="string">
            <text:p text:style-name="P22">randrange<text:span text:style-name="T15">(start,stop,step)</text:span></text:p>
          </table:table-cell>
          <table:table-cell table:style-name="表格3.B2" office:value-type="string">
            <text:p text:style-name="P27">返回range(start,stop,step)的随机数</text:p>
          </table:table-cell>
        </table:table-row>
        <table:table-row>
          <table:table-cell table:style-name="表格3.A2" office:value-type="string">
            <text:p text:style-name="P22">choice<text:span text:style-name="T15">(seq)</text:span></text:p>
          </table:table-cell>
          <table:table-cell table:style-name="表格3.B2" office:value-type="string">
            <text:p text:style-name="P27">从序列中随机返回</text:p>
          </table:table-cell>
        </table:table-row>
        <table:table-row>
          <table:table-cell table:style-name="表格3.A2" office:value-type="string">
            <text:p text:style-name="P22">shuffle<text:span text:style-name="T15">(seq)</text:span></text:p>
          </table:table-cell>
          <table:table-cell table:style-name="表格3.B2" office:value-type="string">
            <text:p text:style-name="P27">无返回值，原地打乱序列，当然是可变容器序列</text:p>
          </table:table-cell>
        </table:table-row>
        <table:table-row>
          <table:table-cell table:style-name="表格3.A2" office:value-type="string">
            <text:p text:style-name="P22">sample<text:span text:style-name="T15">(seq,n)</text:span></text:p>
          </table:table-cell>
          <table:table-cell table:style-name="表格3.B2" office:value-type="string">
            <text:p text:style-name="P27">从seq中随机选取n个独立的元素，升级版的choice</text:p>
          </table:table-cell>
        </table:table-row>
      </table:table>
      <text:p text:style-name="P17"/>
      <text:p text:style-name="P18">9.shelve – 快捷文件操作</text:p>
      <text:p text:style-name="P18">在面对即可读也可写的时候<text:span text:style-name="T16">，我们为了更加快捷的存储和读取文件的内容，引入了shelve库</text:span></text:p>
      <text:p text:style-name="P18">我们只需要记住两个函数<text:span text:style-name="T16">，open和close</text:span></text:p>
      <text:p text:style-name="P18">因为shelve模块返回一个shelf对象<text:span text:style-name="T16">，shelf可以认为是一个文件字典，我们对shelf的字典的修改会被写在文件中，文件的读取也是通过shelf的键值模式读取的</text:span></text:p>
      <text:p text:style-name="P19"><text:s text:c="4"/>1.但是有一个陷阱在这里，我们需要注意，我们的shelf的字典的内容只能替换不能修改，和浅拷贝很相近，修改的内容是不会被保存下来的，除非我们修改之后又替换回去</text:p>
      <text:p text:style-name="P19"><text:s text:c="4"/><text:span text:style-name="T17">2.shelve保存的文件是.dat,.txt都可以，并且shelve可读可写</text:span></text:p>
      <text:p text:style-name="P19"/>
      <text:p text:style-name="P20">10.re – 正则包</text:p>
      <text:p text:style-name="P29"><text:s text:c="4"/>1. . - 通配符</text:p>
      <text:p text:style-name="P29"><text:s text:c="4"/>2. pattern最好用r’‘原始字符串，否则我们的反斜线需要成双</text:p>
      <text:p text:style-name="P20"><text:tab/> <text:span text:style-name="T18">3.字符集： [],-（-如果不在开头（开头必定是普通的文本含义，无需转义）那么就要转义）</text:span></text:p>
      <text:p text:style-name="P20"><text:s text:c="4"/><text:span text:style-name="T18">4.^否定，常用来反转字符集</text:span></text:p>
      <text:p text:style-name="P29"><text:s text:c="4"/>5.() - 子模式</text:p>
      <text:p text:style-name="P20"><text:s text:c="4"/><text:span text:style-name="T18">6.| - 选择</text:span></text:p>
      <text:p text:style-name="P20"><text:s text:c="4"/><text:span text:style-name="T19">7.*(&gt;=0),+(&gt;0),?(0,1),{n,m}(n~m)</text:span></text:p>
      <text:p text:style-name="P20"><text:s text:c="4"/><text:span text:style-name="T19">8.^$位置匹配，^只匹配字符串开头（同match），$只匹配字符串结尾处</text:span></text:p>
      <text:p text:style-name="P20"><text:s text:c="4"/><text:span text:style-name="T22">9.*,+?非贪婪匹配</text:span></text:p>
      <text:p text:style-name="P20"/>
      <table:table table:name="表格4" table:style-name="表格4">
        <table:table-column table:style-name="表格4.A"/>
        <table:table-column table:style-name="表格4.B"/>
        <table:table-row>
          <table:table-cell table:style-name="表格4.A1" office:value-type="string">
            <text:p text:style-name="P22">compile<text:span text:style-name="T19">(pattern)</text:span></text:p>
          </table:table-cell>
          <table:table-cell table:style-name="表格4.B1" office:value-type="string">
            <text:p text:style-name="P22">将正则表达式的字符串转化成模式对象,否则之后会自动调用该操作将字符串转化成模式对象</text:p>
          </table:table-cell>
        </table:table-row>
        <table:table-row>
          <table:table-cell table:style-name="表格4.A2" office:value-type="string">
            <text:p text:style-name="P22">search<text:span text:style-name="T19">(pattern,string)</text:span></text:p>
          </table:table-cell>
          <table:table-cell table:style-name="表格4.B2" office:value-type="string">
            <text:p text:style-name="P22">返回<text:span text:style-name="T20">True</text:span>或者False<text:span text:style-name="T19">，代表有无匹配</text:span></text:p>
          </table:table-cell>
        </table:table-row>
        <table:table-row>
          <table:table-cell table:style-name="表格4.A2" office:value-type="string">
            <text:p text:style-name="P22">match<text:span text:style-name="T19">(pattern,string)</text:span></text:p>
          </table:table-cell>
          <table:table-cell table:style-name="表格4.B2" office:value-type="string">
            <text:p text:style-name="P28">返回Matchobject，从string开头匹配</text:p>
          </table:table-cell>
        </table:table-row>
        <table:table-row>
          <table:table-cell table:style-name="表格4.A2" office:value-type="string">
            <text:p text:style-name="P22">split<text:span text:style-name="T19">(pattern,string)</text:span></text:p>
          </table:table-cell>
          <table:table-cell table:style-name="表格4.B2" office:value-type="string">
            <text:p text:style-name="P22">返回分割列表<text:span text:style-name="T21">，类似于string的split操作，只不过是用pattern来分割，maxsplit设置最大分割次数，如果pattern中有子模式，我们的分割的结果会</text:span><text:soft-page-break/><text:span text:style-name="T21">在列表匹配的地方中添加一个子模式</text:span></text:p>
          </table:table-cell>
        </table:table-row>
        <table:table-row>
          <table:table-cell table:style-name="表格4.A2" office:value-type="string">
            <text:p text:style-name="P32">findall()</text:p>
          </table:table-cell>
          <table:table-cell table:style-name="表格4.B2" office:value-type="string">
            <text:p text:style-name="P32">列表返回所有的匹配项</text:p>
          </table:table-cell>
        </table:table-row>
        <table:table-row>
          <table:table-cell table:style-name="表格4.A2" office:value-type="string">
            <text:p text:style-name="P22">sub<text:span text:style-name="T22">(pattern,replacement,string)</text:span></text:p>
          </table:table-cell>
          <table:table-cell table:style-name="表格4.B2" office:value-type="string">
            <text:p text:style-name="P32">字符串替换操作<text:span text:style-name="T23">，子模式在这里我们应用的时候，将子模式的序号写成\num可以用已经匹配的源字符串内容来替换（装饰）</text:span></text:p>
            <text:p text:style-name="P32">我们还可以利用sub来实现模板系统<text:span text:style-name="T24">，首先，我们的pattern如果已经成为模式对象的话，我们调用的时候可以用pattern(replacement,string)来代替re.sub(...)这一点其他的函数也一样</text:span></text:p>
            <text:p text:style-name="P32">这里主要想说明<text:span text:style-name="T25">，replacement不仅仅可以使要替换的字符串，还可以是返回值是字符串的函数，我们操作是对string中的每一个匹配的pattern返回一个MatchObject对象，我们的函数将该对象作为参数接收后处理返回的字符串可以充当替换的字符串</text:span></text:p>
          </table:table-cell>
        </table:table-row>
        <table:table-row>
          <table:table-cell table:style-name="表格4.A2" office:value-type="string">
            <text:p text:style-name="P22">escape<text:span text:style-name="T22">(str)</text:span></text:p>
          </table:table-cell>
          <table:table-cell table:style-name="表格4.B2" office:value-type="string">
            <text:p text:style-name="P22">将字符串中所有的需要转义的符号都转义<text:span text:style-name="T22">，修改成纯文本的模式</text:span></text:p>
          </table:table-cell>
        </table:table-row>
      </table:table>
      <text:p text:style-name="P30"/>
      <text:p text:style-name="P30">对于MatchObject对象<text:span text:style-name="T22">，我们这个对象有一个group()属性，group(0)代表整个模式串，之后的group(1~)都是我们的子模式，用来提取子模式的信息</text:span></text:p>
      <text:p text:style-name="P30">start<text:span text:style-name="T22">(),end(),span() - 子模式的开头，子模式的结尾+1，子模式的开头和结尾的元组</text:spa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Mono" svg:font-family="'Liberation Mon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2:57:27.331730167</meta:creation-date>
    <meta:generator>LibreOffice/4.2.8.2$Linux_X86_64 LibreOffice_project/420m0$Build-2</meta:generator>
    <dc:date>2017-02-21T16:26:15.900895006</dc:date>
    <meta:editing-duration>PT2H20M1S</meta:editing-duration>
    <meta:editing-cycles>41</meta:editing-cycles>
    <meta:document-statistic meta:table-count="5" meta:image-count="0" meta:object-count="0" meta:page-count="5" meta:paragraph-count="152" meta:word-count="3588" meta:character-count="5721" meta:non-whitespace-character-count="5452"/>
  </office:meta>
</office:document-meta>
</file>